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6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6pt" fo:font-weight="normal" officeooo:paragraph-rsid="000b763e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097b88"/>
    </style:style>
    <style:style style:name="T2" style:family="text">
      <style:text-properties officeooo:rsid="000b763e"/>
    </style:style>
    <style:style style:name="T3" style:family="text">
      <style:text-properties officeooo:rsid="000d0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consider it a big chance to speak in front of such an experienced audience. <text:s/></text:p>
      <text:p text:style-name="P1"><text:tab/>I would like to present you the device I have developed. It is intended to detect and identify volatile <text:span text:style-name="T2">[</text:span><text:span text:style-name="T1">волитайл</text:span><text:span text:style-name="T2">]</text:span><text:span text:style-name="T1"> </text:span>organic <text:span text:style-name="T2">оргеник </text:span>compounds and the amount of carbon dioxide <text:span text:style-name="T2">[</text:span><text:span text:style-name="T1">дайоксайд</text:span><text:span text:style-name="T2">]</text:span> in the indoor air.</text:p>
      <text:p text:style-name="P1"><text:tab/>In order to develop it, I chose a CCS811 sensor, capable of identifying harmful substances, and a Raspberry pi computer. I made use of the Python Programming Language because it was used to create the Telegram Bot that sends parametres to <text:span text:style-name="T1">it’s </text:span>users. I have also developed a website to provide information on the <text:span text:style-name="T3">amount</text:span> of carbon dioxide and volatile organic compounds for the users.</text:p>
      <text:p text:style-name="P1"><text:tab/>The system works like this. At first, this device adds <text:span text:style-name="T3">эдз </text:span>the information to the text file to be sent to a server. The server analizes the data <text:span text:style-name="T1">дейта</text:span>, forms a report on the level of harmfulness, and sends it to Telegram <text:span text:style-name="T1">Bot </text:span>users or the website.</text:p>
      <text:p text:style-name="P1"><text:tab/>The main features of my system are: </text:p>
      <text:p text:style-name="P1">1) economy of memory due to the usage of the Telegram Bot and user-friendliness.</text:p>
      <text:p text:style-name="P2"><text:tab/>I would also like to emphasize the relevance of my device, because it can assist a lot to medical as well as ordinary people in our common struggle against covid and other dangerous viruses thanks to determination <text:span text:style-name="T2">of the amount of carbon dioxide [дайоксайд] and timely notification </text:span>of <text:span text:style-name="T2">it</text:span> <text:span text:style-name="T2">dangerous level</text:span>.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9T21:28:48.809846067</dc:date>
    <meta:editing-duration>PT7M42S</meta:editing-duration>
    <meta:editing-cycles>1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7" meta:word-count="233" meta:character-count="1338" meta:non-whitespace-character-count="1103"/>
  </office:meta>
</office:document-meta>
</file>